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/>
      <style:text-properties officeooo:rsid="0025a5ad" officeooo:paragraph-rsid="0025a5ad"/>
    </style:style>
    <style:style style:name="P4" style:family="paragraph" style:parent-style-name="Standard">
      <style:paragraph-properties fo:margin-top="0cm" fo:margin-bottom="0cm" loext:contextual-spacing="false"/>
      <style:text-properties officeooo:rsid="0025a5ad" officeooo:paragraph-rsid="00263c75"/>
    </style:style>
    <style:style style:name="P5" style:family="paragraph" style:parent-style-name="Standard">
      <style:paragraph-properties fo:margin-top="0cm" fo:margin-bottom="0cm" loext:contextual-spacing="false"/>
      <style:text-properties officeooo:rsid="00263c75" officeooo:paragraph-rsid="00263c75"/>
    </style:style>
    <style:style style:name="P6" style:family="paragraph" style:parent-style-name="Standard">
      <style:paragraph-properties fo:margin-top="0cm" fo:margin-bottom="0cm" loext:contextual-spacing="false"/>
      <style:text-properties officeooo:rsid="0028803d" officeooo:paragraph-rsid="0028803d"/>
    </style:style>
    <style:style style:name="P7" style:family="paragraph" style:parent-style-name="Standard">
      <style:paragraph-properties fo:margin-top="0cm" fo:margin-bottom="0cm" loext:contextual-spacing="false"/>
      <style:text-properties officeooo:rsid="0029ea8a" officeooo:paragraph-rsid="0029ea8a"/>
    </style:style>
    <style:style style:name="P8" style:family="paragraph" style:parent-style-name="Standard">
      <style:paragraph-properties fo:margin-top="0cm" fo:margin-bottom="0cm" loext:contextual-spacing="false"/>
      <style:text-properties officeooo:rsid="002be4e8" officeooo:paragraph-rsid="002be4e8"/>
    </style:style>
    <style:style style:name="P9" style:family="paragraph" style:parent-style-name="Standard">
      <style:paragraph-properties fo:margin-top="0cm" fo:margin-bottom="0cm" loext:contextual-spacing="false"/>
      <style:text-properties officeooo:rsid="002dac3d" officeooo:paragraph-rsid="002dac3d"/>
    </style:style>
    <style:style style:name="P10" style:family="paragraph" style:parent-style-name="Standard">
      <style:paragraph-properties fo:margin-top="0cm" fo:margin-bottom="0cm" loext:contextual-spacing="false"/>
      <style:text-properties officeooo:rsid="002f3acf" officeooo:paragraph-rsid="002f3acf"/>
    </style:style>
    <style:style style:name="P11" style:family="paragraph" style:parent-style-name="Standard">
      <style:paragraph-properties fo:margin-top="0cm" fo:margin-bottom="0cm" loext:contextual-spacing="false"/>
      <style:text-properties officeooo:rsid="002fbf30" officeooo:paragraph-rsid="002fbf30"/>
    </style:style>
    <style:style style:name="P12" style:family="paragraph" style:parent-style-name="Standard">
      <style:paragraph-properties fo:margin-top="0cm" fo:margin-bottom="0cm" loext:contextual-spacing="false"/>
      <style:text-properties officeooo:rsid="00318700" officeooo:paragraph-rsid="00318700"/>
    </style:style>
    <style:style style:name="P13" style:family="paragraph" style:parent-style-name="Standard">
      <style:paragraph-properties fo:margin-top="0cm" fo:margin-bottom="0cm" loext:contextual-spacing="false"/>
      <style:text-properties officeooo:rsid="00323ce0" officeooo:paragraph-rsid="00323ce0"/>
    </style:style>
    <style:style style:name="P14" style:family="paragraph" style:parent-style-name="Standard">
      <style:paragraph-properties fo:margin-top="0cm" fo:margin-bottom="0cm" loext:contextual-spacing="false"/>
      <style:text-properties officeooo:rsid="0034ad19" officeooo:paragraph-rsid="0034ad19"/>
    </style:style>
    <style:style style:name="P15" style:family="paragraph" style:parent-style-name="Standard">
      <style:paragraph-properties fo:margin-top="0cm" fo:margin-bottom="0cm" loext:contextual-spacing="false"/>
      <style:text-properties officeooo:rsid="00356198" officeooo:paragraph-rsid="00356198"/>
    </style:style>
    <style:style style:name="P16" style:family="paragraph" style:parent-style-name="Standard">
      <style:paragraph-properties fo:margin-top="0cm" fo:margin-bottom="0cm" loext:contextual-spacing="false"/>
      <style:text-properties officeooo:rsid="0035d856" officeooo:paragraph-rsid="0035d856"/>
    </style:style>
    <style:style style:name="P17" style:family="paragraph" style:parent-style-name="Standard">
      <style:paragraph-properties fo:margin-top="0cm" fo:margin-bottom="0cm" loext:contextual-spacing="false"/>
      <style:text-properties officeooo:rsid="0037392d" officeooo:paragraph-rsid="0037392d"/>
    </style:style>
    <style:style style:name="P18" style:family="paragraph" style:parent-style-name="Standard">
      <style:paragraph-properties fo:margin-top="0cm" fo:margin-bottom="0cm" loext:contextual-spacing="false"/>
      <style:text-properties officeooo:rsid="003bbdfe" officeooo:paragraph-rsid="003bbdfe"/>
    </style:style>
    <style:style style:name="P19" style:family="paragraph" style:parent-style-name="Heading_20_1" style:master-page-name="First_20_Page">
      <style:paragraph-properties style:page-number="auto"/>
      <style:text-properties officeooo:rsid="0025a5ad" officeooo:paragraph-rsid="0025a5ad"/>
    </style:style>
    <style:style style:name="P20" style:family="paragraph" style:parent-style-name="Text_20_body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5a5ad"/>
    </style:style>
    <style:style style:name="T5" style:family="text">
      <style:text-properties officeooo:rsid="00263c75"/>
    </style:style>
    <style:style style:name="T6" style:family="text">
      <style:text-properties officeooo:rsid="0027b7a2"/>
    </style:style>
    <style:style style:name="T7" style:family="text">
      <style:text-properties officeooo:rsid="002b9b16"/>
    </style:style>
    <style:style style:name="T8" style:family="text">
      <style:text-properties officeooo:rsid="002d56c3"/>
    </style:style>
    <style:style style:name="T9" style:family="text">
      <style:text-properties officeooo:rsid="002dac3d"/>
    </style:style>
    <style:style style:name="T10" style:family="text">
      <style:text-properties officeooo:rsid="002f3acf"/>
    </style:style>
    <style:style style:name="T11" style:family="text">
      <style:text-properties officeooo:rsid="00318be5"/>
    </style:style>
    <style:style style:name="T12" style:family="text">
      <style:text-properties officeooo:rsid="0035d856"/>
    </style:style>
    <style:style style:name="T13" style:family="text">
      <style:text-properties officeooo:rsid="002be4e8"/>
    </style:style>
    <style:style style:name="T14" style:family="text">
      <style:text-properties officeooo:rsid="00323ce0"/>
    </style:style>
    <style:style style:name="T15" style:family="text">
      <style:text-properties style:use-window-font-color="true" style:font-name="Courier New"/>
    </style:style>
    <style:style style:name="T16" style:family="text">
      <style:text-properties officeooo:rsid="003bbdf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35753818432" text:id="ct3035753818432">
          <text:deletion>
            <office:change-info>
              <dc:creator>Autor desconocido</dc:creator>
              <dc:date>2018-10-06T13:14:53</dc:date>
              <text:p>Combinar párrafos</text:p>
            </office:change-info>
            <text:p text:style-name="Text_20_body_20_indent"><text:s/><text:tab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3437001" text:style-name="Outline">
        <text:list-item>
          <text:h text:style-name="P19" text:outline-level="1">Conversión de tipo</text:h>
        </text:list-item>
      </text:list>
      <text:p text:style-name="Title">GO</text:p>
      <text:p text:style-name="Standard">,</text:p>
      <text:p text:style-name="Standard"/>
      <text:list xml:id="list131859263278705" text:continue-numbering="true" text:style-name="Outline">
        <text:list-item>
          <text:list>
            <text:list-item>
              <text:list>
                <text:list-item>
                  <text:h text:style-name="Heading_20_3" text:outline-level="3">Objetivo:</text:h>
                </text:list-item>
              </text:list>
            </text:list-item>
          </text:list>
        </text:list-item>
      </text:list>
      <text:p text:style-name="Standard"/>
      <text:p text:style-name="Text_20_body">F.Creación: <text:span text:style-name="T3">11-9</text:span>-2018</text:p>
      <text:p text:style-name="Standard"/>
      <text:p text:style-name="Text_20_body">Programa:</text:p>
      <text:p text:style-name="P1"/>
      <text:p text:style-name="Text_20_body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Max</text:p>
      <text:p text:style-name="Text_20_body">max82574971@gmail.com</text:p>
      <text:p text:style-name="P2"/>
      <text:p text:style-name="Hanging_20_indent">import(</text:p>
      <text:p text:style-name="Text_20_body_20_indent"><text:tab/>“<text:span text:style-name="T4">fmt”</text:span></text:p>
      <text:p text:style-name="Text_20_body_20_indent"><text:tab/>“<text:span text:style-name="T4">strconv”</text:span></text:p>
      <text:p text:style-name="Standard">)</text:p>
      <text:p text:style-name="P3"/>
      <text:p text:style-name="Text_20_body">strconv.Itoa(“20”);</text:p>
      <text:p text:style-name="Text_20_body"><text:span text:style-name="T5">edad,err=</text:span>trconv.Atoi(5);</text:p>
      <text:p text:style-name="Text_20_body"><text:span text:style-name="T5">edad,_=S</text:span>trconv.Atoi(5);</text:p>
      <text:p text:style-name="P4"/>
      <text:p text:style-name="P4"/>
      <text:p text:style-name="Text_20_body">fmt.print(“%d &amp;v %<text:span text:style-name="T6">t %f %e\n</text:span>”,5,5,<text:span text:style-name="T6">false,12.5,3e12</text:span>);</text:p>
      <text:p text:style-name="P5"/>
      <text:p text:style-name="P5"/>
      <text:p text:style-name="Text_20_body">for{</text:p>
      <text:p text:style-name="Text_20_body">continue,break;</text:p>
      <text:p text:style-name="Standard">}</text:p>
      <text:p text:style-name="P6"/>
      <text:p text:style-name="Text_20_body">var arreglo [10] string</text:p>
      <text:p text:style-name="Text_20_body">arreglo:=[3] int{1,2,3};</text:p>
      <text:p text:style-name="Text_20_body">var matriz[3][2] int;</text:p>
      <text:p text:style-name="P6"/>
      <text:p text:style-name="Text_20_body">matriz:=[] int {1,2,3,4,5} //slice</text:p>
      <text:p text:style-name="P7"/>
      <text:p text:style-name="Text_20_body">arreglo:=[3] int{1,2,3};</text:p>
      <text:p text:style-name="Text_20_body">slice :=arreglo[<text:span text:style-name="T7">1</text:span>:2];</text:p>
      <text:p text:style-name="P7"/>
      <text:p text:style-name="Hanging_20_indent">slice :=make([]int,3,capacidad); </text:p>
      <text:p text:style-name="Text_20_body_20_indent"><text:change text:change-id="ct3035753818432"/>len(slice), cap(slice),append(slice,2)</text:p>
      <text:p text:style-name="P8"/>
      <text:p text:style-name="Text_20_body_20_indent"><text:s/><text:tab/><text:span text:style-name="T8">fuente := []int {1,2,3,4,5,6}</text:span></text:p>
      <text:p text:style-name="Standard"><text:span text:style-name="T13"><text:tab/>destino:=make(int[],len(fuente),2*cap(fuente));</text:span></text:p>
      <text:p text:style-name="Standard"><text:span text:style-name="T13"><text:tab/>copy(destino,fuente)</text:span></text:p>
      <text:p text:style-name="P8"/>
      <text:p text:style-name="P8"/>
      <text:p text:style-name="P8"/>
      <text:p text:style-name="Hanging_20_indent">import(“io/ioutil”</text:p>
      <text:p text:style-name="Text_20_body_20_indent"><text:soft-page-break/><text:s/><text:tab/> “<text:span text:style-name="T10">bufio”,</text:span></text:p>
      <text:p text:style-name="Text_20_body_20_indent"><text:s/><text:tab/> “<text:span text:style-name="T10">os”</text:span>)</text:p>
      <text:p text:style-name="P9"/>
      <text:p text:style-name="P9"/>
      <text:p text:style-name="Hanging_20_indent">file_data,err:=ioutil.ReadFile(“./hola.txt”)</text:p>
      <text:p text:style-name="Standard"><text:span text:style-name="T9"><text:tab/>String(file_data);</text:span></text:p>
      <text:p text:style-name="P9"/>
      <text:p text:style-name="P9"/>
      <text:p text:style-name="Text_20_body">archivo,error :=os.Open(<text:span text:style-name="T9">“./hola.txt”);</text:span></text:p>
      <text:p text:style-name="Text_20_body"><text:span text:style-name="T9">scanner:=bufio.NewScanner(archivo);</text:span></text:p>
      <text:p text:style-name="P10"/>
      <text:p text:style-name="Hanging_20_indent">for scanner.Scan(){</text:p>
      <text:p text:style-name="Text_20_body_20_indent"><text:tab/>linea:=Scanner.text();</text:p>
      <text:p text:style-name="Text_20_body_20_indent"><text:tab/>fmt.printLinea(linea);</text:p>
      <text:p text:style-name="P10"/>
      <text:p text:style-name="Standard">}</text:p>
      <text:p text:style-name="Text_20_body">defer archivo.close</text:p>
      <text:p text:style-name="P11"/>
      <text:p text:style-name="Text_20_body">var x,y *int;</text:p>
      <text:p text:style-name="Text_20_body">entero = 5;</text:p>
      <text:p text:style-name="Text_20_body">x=&amp;entero;</text:p>
      <text:p text:style-name="P12"/>
      <text:p text:style-name="P12"/>
      <text:p text:style-name="Hanging_20_indent">type <text:span text:style-name="T11">U</text:span>suario struct{</text:p>
      <text:p text:style-name="Text_20_body_20_indent"><text:tab/>edad int</text:p>
      <text:p text:style-name="Text_20_body_20_indent"><text:tab/>nombre,apellido string</text:p>
      <text:p text:style-name="Standard">}</text:p>
      <text:p text:style-name="P12"/>
      <text:p text:style-name="Text_20_body">var max <text:span text:style-name="T11">U</text:span>suario;</text:p>
      <text:p text:style-name="Text_20_body">max:=Usuario{edad:12,nombre:”max”);</text:p>
      <text:p text:style-name="Text_20_body"><text:span text:style-name="T14">(*max).nombre=”pepe”;</text:span></text:p>
      <text:p text:style-name="Text_20_body">max.nombre=”maxito”;</text:p>
      <text:p text:style-name="P13"/>
      <text:p text:style-name="P13"/>
      <text:p text:style-name="Hanging_20_indent">func (u *Usuario) nomfx() string{</text:p>
      <text:p text:style-name="Text_20_body_20_indent"><text:tab/>return *u.nombre,</text:p>
      <text:p text:style-name="Standard">}</text:p>
      <text:p text:style-name="P13"><text:soft-page-break/></text:p>
      <text:p text:style-name="P14"/>
      <text:p text:style-name="Hanging_20_indent">type mInterfaz interface{</text:p>
      <text:p text:style-name="Text_20_body_20_indent"><text:tab/>permisos()</text:p>
      <text:p text:style-name="Text_20_body_20_indent"><text:tab/>name()</text:p>
      <text:p text:style-name="Standard">}</text:p>
      <text:p text:style-name="P14"/>
      <text:p text:style-name="Text_20_body">type admin struct{</text:p>
      <text:p text:style-name="Standard">}</text:p>
      <text:p text:style-name="P14"/>
      <text:p text:style-name="Hanging_20_indent">func(this admin) permisos int {</text:p>
      <text:p text:style-name="Text_20_body_20_indent"><text:tab/>return 5;</text:p>
      <text:p text:style-name="Standard">}</text:p>
      <text:p text:style-name="P14"/>
      <text:p text:style-name="P14"/>
      <text:p text:style-name="Text_20_body">import(“Strings”)</text:p>
      <text:p text:style-name="P15"/>
      <text:p text:style-name="P15"/>
      <text:p text:style-name="P20">letras:=String.Split(<text:span text:style-name="T12">name,””)</text:span></text:p>
      <text:p text:style-name="P15"/>
      <text:p text:style-name="P15"/>
      <text:p text:style-name="Hanging_20_indent">for _,letra:=range(letras){</text:p>
      <text:p text:style-name="Text_20_body_20_indent"><text:tab/>fmt.print(letra)</text:p>
      <text:p text:style-name="Standard">}</text:p>
      <text:p text:style-name="P16"/>
      <text:p text:style-name="P16"/>
      <text:p text:style-name="Text_20_body">time.Sleep(1000.time.millisecond)</text:p>
      <text:p text:style-name="P16"/>
      <text:p text:style-name="P16"/>
      <text:p text:style-name="P16"/>
      <text:p text:style-name="P16"/>
      <text:p text:style-name="P16"/>
      <text:p text:style-name="Text_20_body">channel:= make(chan string)</text:p>
      <text:p text:style-name="P17"/>
      <text:p text:style-name="Hanging_20_indent">go func(channel chan string){</text:p>
      <text:p text:style-name="Text_20_body_20_indent"><text:tab/>for {</text:p>
      <text:p text:style-name="Text_20_body_20_indent"><text:tab/><text:tab/>var name String;</text:p>
      <text:p text:style-name="Text_20_body_20_indent"><text:tab/><text:tab/>fmt.Scanln(&amp;name)</text:p>
      <text:p text:style-name="Text_20_body_20_indent"><text:tab/><text:tab/>channel&lt;-name</text:p>
      <text:p text:style-name="Standard"><text:tab/>} </text:p>
      <text:p text:style-name="P17"/>
      <text:p text:style-name="P17"/>
      <text:p text:style-name="Text_20_body">msg:=← channel</text:p>
      <text:p text:style-name="P17"/>
      <text:p text:style-name="Text_20_body">panic(mjeError)recover(), puede estar en defer</text:p>
      <text:p text:style-name="P18"/>
      <text:p text:style-name="P18"/>
      <text:p text:style-name="Text_20_body">https://codigofacilito.com/cursos/go</text:p>
      <text:p text:style-name="Text_20_body"><text:span text:style-name="T16">https://golang.org/doc/install?download=go1.11.windows-amd64.msi</text:span></text:p>
      <text:p text:style-name="P18"/>
      <text:p text:style-name="Text_20_body">http://www.golang-book.com/books/intro</text:p>
      <text:p text:style-name="P18"/>
      <text:p text:style-name="Text_20_body">https://www.youtube.com/watch?v=h3NlbWDkByE</text:p>
      <text:p text:style-name="P18"/>
      <text:p text:style-name="P18"/>
      <text:p text:style-name="Text_20_body">https://www.jetbrains.com/help/go/install-and-set-up-product.html#installation-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creation-date>2018-09-11T09:25:56.837000000</meta:creation-date>
    <meta:editing-duration>PT9H59M2S</meta:editing-duration>
    <meta:generator>LibreOffice/6.1.0.3$Windows_X86_64 LibreOffice_project/efb621ed25068d70781dc026f7e9c5187a4decd1</meta:generator>
    <dc:date>2018-10-06T13:18:57.990000000</dc:date>
    <meta:document-statistic meta:table-count="0" meta:image-count="0" meta:object-count="0" meta:page-count="5" meta:paragraph-count="87" meta:word-count="156" meta:character-count="1773" meta:non-whitespace-character-count="16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